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e86" officeooo:paragraph-rsid="0009ce86"/>
    </style:style>
    <style:style style:name="P2" style:family="paragraph" style:parent-style-name="Standard">
      <style:text-properties fo:font-variant="normal" fo:text-transform="none" fo:color="#000000" style:font-name="Menlo" fo:font-size="10.5pt" fo:letter-spacing="normal" fo:font-style="normal" fo:font-weight="normal" officeooo:rsid="0009ce86" officeooo:paragraph-rsid="0009ce86" fo:background-color="#ffff00"/>
    </style:style>
    <style:style style:name="P3" style:family="paragraph" style:parent-style-name="Standard">
      <style:text-properties fo:font-variant="normal" fo:text-transform="none" fo:color="#000000" style:font-name="Menlo" fo:font-size="10.5pt" fo:letter-spacing="normal" fo:font-style="normal" fo:font-weight="normal" officeooo:rsid="0009ce86" officeooo:paragraph-rsid="0009ce86" fo:background-color="transparent"/>
    </style:style>
    <style:style style:name="P4" style:family="paragraph" style:parent-style-name="Standard">
      <style:text-properties fo:font-variant="normal" fo:text-transform="none" fo:color="#000000" style:font-name="Menlo" fo:font-size="10.5pt" fo:letter-spacing="normal" fo:font-style="normal" fo:font-weight="normal" officeooo:rsid="0009ce86" officeooo:paragraph-rsid="000ad924" fo:background-color="transparent"/>
    </style:style>
    <style:style style:name="P5" style:family="paragraph" style:parent-style-name="Standard">
      <style:text-properties fo:font-variant="normal" fo:text-transform="none" fo:color="#000000" style:font-name="Menlo" fo:font-size="10.5pt" fo:letter-spacing="normal" fo:font-style="italic" fo:font-weight="normal" officeooo:rsid="0009ce86" officeooo:paragraph-rsid="000ad924" fo:background-color="transparent" style:font-style-asian="italic" style:font-style-complex="italic"/>
    </style:style>
    <style:style style:name="P6" style:family="paragraph" style:parent-style-name="Standard">
      <style:text-properties fo:font-variant="normal" fo:text-transform="none" fo:color="#000000" style:font-name="Menlo" fo:font-size="10.5pt" fo:letter-spacing="normal" fo:font-style="italic" fo:font-weight="normal" officeooo:rsid="0009ce86" officeooo:paragraph-rsid="000ad924" fo:background-color="#ffff66" style:font-style-asian="italic" style:font-style-complex="italic"/>
    </style:style>
    <style:style style:name="P7" style:family="paragraph" style:parent-style-name="Standard" style:list-style-name="L1">
      <style:text-properties officeooo:paragraph-rsid="0009ce86"/>
    </style:style>
    <style:style style:name="P8" style:family="paragraph" style:parent-style-name="Standard" style:list-style-name="L1">
      <style:text-properties fo:font-weight="bold" officeooo:paragraph-rsid="0009ce86" fo:background-color="#ffff00" style:font-weight-asian="bold" style:font-weight-complex="bold"/>
    </style:style>
    <style:style style:name="P9" style:family="paragraph" style:parent-style-name="Standard" style:list-style-name="L1">
      <style:text-properties fo:color="#800000" fo:font-weight="bold" officeooo:paragraph-rsid="0009ce86" style:font-weight-asian="bold" style:font-weight-complex="bold"/>
    </style:style>
    <style:style style:name="T1" style:family="text">
      <style:text-properties officeooo:rsid="0009ce86"/>
    </style:style>
    <style:style style:name="T2" style:family="text">
      <style:text-properties fo:font-variant="normal" fo:text-transform="none" fo:color="#c5c8c6" style:font-name="Menlo" fo:font-size="10.5pt" fo:letter-spacing="normal" fo:font-style="normal" fo:font-weight="normal" officeooo:rsid="0009ce86" fo:background-color="#ffff00" loext:char-shading-value="0"/>
    </style:style>
    <style:style style:name="T3" style:family="text">
      <style:text-properties fo:font-variant="normal" fo:text-transform="none" fo:color="#c5c8c6" style:font-name="Menlo" fo:font-size="10.5pt" fo:letter-spacing="normal" fo:font-style="normal" fo:font-weight="bold" officeooo:rsid="0009ce86" fo:background-color="#ffff00" loext:char-shading-value="0" style:font-weight-asian="bold" style:font-weight-complex="bold"/>
    </style:style>
    <style:style style:name="T4" style:family="text">
      <style:text-properties fo:font-variant="normal" fo:text-transform="none" fo:color="#c5c8c6" style:font-name="Menlo" fo:font-size="10.5pt" fo:letter-spacing="normal" fo:font-style="normal" officeooo:rsid="0009ce86" fo:background-color="#ffff00" loext:char-shading-value="0"/>
    </style:style>
    <style:style style:name="T5" style:family="text">
      <style:text-properties fo:font-variant="normal" fo:text-transform="none" style:font-name="Menlo" fo:font-size="10.5pt" fo:letter-spacing="normal" fo:font-style="normal" officeooo:rsid="0009ce86" fo:background-color="#ffff00" loext:char-shading-value="0"/>
    </style:style>
    <style:style style:name="T6" style:family="text">
      <style:text-properties fo:color="#969896"/>
    </style:style>
    <style:style style:name="T7" style:family="text">
      <style:text-properties fo:color="#c5c8c6"/>
    </style:style>
    <style:style style:name="T8" style:family="text">
      <style:text-properties fo:color="#b294bb"/>
    </style:style>
    <style:style style:name="T9" style:family="text">
      <style:text-properties fo:color="#b5bd68"/>
    </style:style>
    <style:style style:name="T10" style:family="text">
      <style:text-properties fo:background-color="#ffff66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 Haute Alice-bundle</text:p>
      <text:p text:style-name="P1"/>
      <text:p text:style-name="P1">1° copy the following link to the line command of your project after having set the admini rights the <text:s/>the directory of the project and its sub-directories</text:p>
      <text:p text:style-name="P1"/>
      <text:list xml:id="list2545645513755015365" text:style-name="L1">
        <text:list-item>
          <text:p text:style-name="P7"><text:span text:style-name="T1">for instance</text:span></text:p>
        </text:list-item>
      </text:list>
      <text:p text:style-name="P1"/>
      <text:list xml:id="list152043730165444" text:continue-numbering="true" text:style-name="L1">
        <text:list-item>
          <text:p text:style-name="P8"><text:span text:style-name="T1">sudo chmod 777 -R ../evenium </text:span></text:p>
        </text:list-item>
      </text:list>
      <text:p text:style-name="P1"/>
      <text:list xml:id="list152043106393298" text:continue-numbering="true" text:style-name="L1">
        <text:list-item>
          <text:p text:style-name="P9"><text:span text:style-name="T5">composer require hautelook/alice-bundle</text:span></text:p>
        </text:list-item>
      </text:list>
      <text:p text:style-name="P2"/>
      <text:p text:style-name="P3">then add these lines to the kernel</text:p>
      <text:p text:style-name="P3"/>
      <text:p text:style-name="P4"><text:span text:style-name="T6">// app/AppKernel.php</text:span><text:span text:style-name="T7"> </text:span><text:span text:style-name="T6">// </text:span></text:p>
      <text:p text:style-name="P4"/>
      <text:p text:style-name="P5">... if (in_array($this-&gt;getEnvironment(), array('dev', 'test'))) {</text:p>
      <text:p text:style-name="P5"/>
      <text:p text:style-name="P6">$bundles[] = new Doctrine\Bundle\FixturesBundle\DoctrineFixturesBundle(); </text:p>
      <text:p text:style-name="P5"><text:span text:style-name="T10">$bundles[] = new Hautelook\AliceBundle\HautelookAliceBundle();</text:span> </text:p>
      <text:p text:style-name="P5"/>
      <text:p text:style-name="P5">}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4:45:13.329398403</meta:creation-date>
    <dc:date>2017-11-28T15:20:41.713853569</dc:date>
    <meta:editing-duration>PT20M17S</meta:editing-duration>
    <meta:editing-cycles>1</meta:editing-cycles>
    <meta:document-statistic meta:table-count="0" meta:image-count="0" meta:object-count="0" meta:page-count="1" meta:paragraph-count="11" meta:word-count="68" meta:character-count="523" meta:non-whitespace-character-count="464"/>
    <meta:generator>LibreOffice/4.2.8.2$Linux_X86_64 LibreOffice_project/420m0$Build-2</meta:generator>
  </office:meta>
</office:document-meta>
</file>